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6.756cm"/>
    </style:style>
    <style:style style:name="co9" style:family="table-column">
      <style:table-column-properties fo:break-before="auto" style:column-width="0.563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 style:data-style-name="N0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/>
      <style:text-properties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6" table:number-columns-repeated="1016" table:default-cell-style-name="ce3"/>
        <table:table-column table:style-name="co6" table:default-cell-style-name="Default"/>
        <table:table-row table:style-name="ro2">
          <table:table-cell table:style-name="ce2" office:value-type="string" calcext:value-type="string">
            <text:p>Состав набора для сборки принтера SibRap</text:p>
          </table:table-cell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Элемент</text:p>
          </table:table-cell>
          <table:table-cell table:style-name="ce2" table:number-columns-repeated="1022"/>
          <table:table-cell/>
        </table:table-row>
        <table:table-row table:style-name="ro3">
          <table:table-cell table:style-name="ce4" office:value-type="string" calcext:value-type="string">
            <text:p>Набор электроники RAMPS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'==&gt;</text:p>
          </table:table-cell>
          <table:table-cell table:style-name="ce7" office:value-type="string" calcext:value-type="string">
            <text:p>Плата Freeduino 2560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3">
          <table:table-cell office:value-type="string" calcext:value-type="string">
            <text:p>Нагревательные резисторы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7" office:value-type="string" calcext:value-type="string">
            <text:p>Плата RAMPS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Default" office:value-type="string" calcext:value-type="string">
            <text:p>Концевые датчики</text:p>
          </table:table-cell>
          <table:table-cell table:style-name="Default" office:value-type="float" office:value="3" calcext:value-type="float">
            <text:p>3</text:p>
          </table:table-cell>
          <table:table-cell table:style-name="ce6"/>
          <table:table-cell/>
          <table:table-cell table:style-name="ce7" office:value-type="string" calcext:value-type="string">
            <text:p>Драйвера моторов</text:p>
          </table:table-cell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Default" table:number-columns-repeated="3"/>
          <table:table-cell table:number-columns-repeated="1014"/>
        </table:table-row>
        <table:table-row table:style-name="ro5">
          <table:table-cell office:value-type="string" calcext:value-type="string">
            <text:p>Шпильки (4x43+6x37+2x35+4x30)</text:p>
          </table:table-cell>
          <table:table-cell office:value-type="float" office:value="16" calcext:value-type="float">
            <text:p>16</text:p>
          </table:table-cell>
          <table:table-cell table:style-name="ce6"/>
          <table:table-cell/>
          <table:table-cell table:style-name="ce7" office:value-type="string" calcext:value-type="string">
            <text:p>Нагревательный стол со встроенным датчиком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string" calcext:value-type="string">
            <text:p>Направляющие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7" office:value-type="string" calcext:value-type="string">
            <text:p>Датчик сопла до 300 С (термистор EPCOS)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Набор шаговых двигателей NEMA17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7" office:value-type="string" calcext:value-type="string">
            <text:p>Кабель подключения стола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Плита стола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7" office:value-type="string" calcext:value-type="string">
            <text:p>Кабель подключения датчика стола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Дощечка под стол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7" office:value-type="string" calcext:value-type="string">
            <text:p>Кабель miniUSB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formula="of:=SUM([.F4:.F11])" office:value-type="float" office:value="11" calcext:value-type="float">
            <text:p/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Детали из АБС-пластика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'==&gt;</text:p>
          </table:table-cell>
          <table:table-cell table:style-name="ce8" office:value-type="string" calcext:value-type="string">
            <text:p>Головка экструдера</text:p>
          </table:table-cell>
          <table:table-cell table:style-name="ce8" office:value-type="float" office:value="3" calcext:value-type="float">
            <text:p>3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Ходовые втулки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/>
          <table:table-cell office:value-type="string" calcext:value-type="string">
            <text:p>Ремень стола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Муфты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/>
          <table:table-cell office:value-type="string" calcext:value-type="string">
            <text:p>Втулки</text:p>
          </table:table-cell>
          <table:table-cell office:value-type="float" office:value="20" calcext:value-type="float">
            <text:p>20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Сопло для 3d-принтера 0.5 мм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Концевики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Нагревательный элемент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Держатель разъема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Прижимная шайба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Default"/>
          <table:table-cell table:style-name="Default" office:value-type="string" calcext:value-type="string">
            <text:p>Редуктор большая шестерня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Термобарьер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Default"/>
          <table:table-cell table:style-name="Default" office:value-type="string" calcext:value-type="string">
            <text:p>Редуктор малая шестерня НЕЙЛОН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formula="of:=SUM([.F12:.F18])" office:value-type="float" office:value="35" calcext:value-type="float">
            <text:p/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Оргстекло набор деталей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'==&gt;</text:p>
          </table:table-cell>
          <table:table-cell table:style-name="ce8" office:value-type="string" calcext:value-type="string">
            <text:p>Ушки</text:p>
          </table:table-cell>
          <table:table-cell table:style-name="ce8" office:value-type="float" office:value="8" calcext:value-type="float">
            <text:p>8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Подшипники (один с алюм трубкой)</text:p>
          </table:table-cell>
          <table:table-cell office:value-type="float" office:value="10" calcext:value-type="float">
            <text:p>10</text:p>
          </table:table-cell>
          <table:table-cell table:style-name="ce6"/>
          <table:table-cell/>
          <table:table-cell office:value-type="string" calcext:value-type="string">
            <text:p>Моторы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Алюминиевая скоба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Подшипники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Тонкая шайба из фторопласта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Кольца подшипников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Ремни 180 см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Верх рамы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Шкивы для ремней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/>
          <table:table-cell office:value-type="string" calcext:value-type="string">
            <text:p>Ножки рамы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Болт с канавкой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Направляющие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Default"/>
          <table:table-cell table:formula="of:=SUM([.B4:.B26])" office:value-type="float" office:value="71" calcext:value-type="float">
            <text:p/>
          </table:table-cell>
          <table:table-cell table:style-name="Default"/>
          <table:table-cell/>
          <table:table-cell office:value-type="string" calcext:value-type="string">
            <text:p>Каретка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Ножки стола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Мотор Y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formula="of:=SUM([.F19:.F28])" office:value-type="float" office:value="35" calcext:value-type="float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Не входит в набор, нужно докупать</text:p>
          </table:table-cell>
          <table:table-cell table:style-name="ce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Блок пит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епе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вод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рубка-усадк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азъем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екл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рпус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Вентилятор 8 см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office:value-type="string" calcext:value-type="string">
            <text:p>Доп. Хар-ки см <text:a xlink:href="http://printandplay.ru/goods/sibrap-fullset" xlink:type="simple">http://printandplay.ru/goods/sibrap-fullset</text:a>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6" table:default-cell-style-name="ce5"/>
        <table:table-column table:style-name="co7" table:number-columns-repeated="1023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1">
        <table:table-column table:style-name="co6" table:default-cell-style-name="ce5"/>
        <table:table-column table:style-name="co7" table:number-columns-repeated="1023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 style:data-style-name="N2" text:time-value="16:59:49.29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AndrewAnswer </meta:initial-creator>
    <meta:creation-date>2014-01-28T20:20:26Z</meta:creation-date>
    <dc:date>2014-04-23T17:00:05.109000000</dc:date>
    <meta:editing-cycles>24</meta:editing-cycles>
    <meta:editing-duration>PT46M8S</meta:editing-duration>
    <meta:print-date>2014-04-23T16:22:44.592000000</meta:print-date>
    <dc:creator>Andrew Answer</dc:creator>
    <meta:document-statistic meta:table-count="3" meta:cell-count="0" meta:object-count="0"/>
  </office:meta>
</office:document-meta>
</file>